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Roboto Slab', 'Times New" svg:font-family="Roboto Slab', 'Times New"/>
    <style:font-face style:name="'Courier New', Courier, monospace" svg:font-family="'Courier New', Courier, monospace"/>
    <style:font-face style:name="Georgia, serif" svg:font-family="Georgia, serif"/>
    <style:font-face style:name="FreeSerif" svg:font-family="FreeSerif"/>
    <style:font-face style:name="'Roboto Slab', 'Times New Roman', serif" svg:font-family="'Roboto Slab', 'Times New Roman', serif"/>
  </office:font-face-decls>
  <office:automatic-styles>
    <style:style style:family="text" style:name="T1" style:display-name="T1">
      <style:text-properties style:font-name="'Roboto Slab', 'Times New Roman', serif" fo:font-weight="normal" fo:text-transform="none"/>
    </style:style>
    <style:style style:family="text" style:name="T2" style:display-name="T2">
      <style:text-properties fo:color="#527bbd" style:font-name="'Roboto Slab', 'Times New Roman', serif" fo:font-weight="normal" fo:text-transform="none"/>
    </style:style>
    <style:style style:family="text" style:name="T3" style:display-name="T3">
      <style:text-properties fo:font-weight="normal"/>
    </style:style>
    <style:style style:family="text" style:name="T4" style:display-name="T4">
      <style:text-properties fo:color="#527bbd" style:font-name="Roboto Slab', 'Times New" fo:text-transform="none"/>
    </style:style>
    <style:style style:family="text" style:name="T5" style:display-name="T5">
      <style:text-properties fo:color="#000000" style:font-name="Roboto Slab', 'Times New" fo:font-weight="normal" fo:text-transform="none"/>
    </style:style>
    <style:style style:family="text" style:name="T6" style:display-name="T6">
      <style:text-properties fo:color="#000000" style:font-name="'Roboto Slab', 'Times New Roman', serif" fo:font-weight="normal" fo:text-transform="none"/>
    </style:style>
    <style:style style:family="text" style:name="T7" style:display-name="T7">
      <style:text-properties style:font-name="'Courier New', Courier, monospace" fo:font-weight="normal"/>
    </style:style>
    <style:style style:family="text" style:name="T8" style:display-name="T8">
      <style:text-properties fo:color="#000000" style:font-name="Georgia, serif" fo:font-weight="normal" fo:text-transform="none"/>
    </style:style>
    <style:style style:family="text" style:name="T9" style:display-name="T9">
      <style:text-properties fo:color="#000080" style:font-name="'Courier New', Courier, monospace" fo:font-weight="normal" fo:text-transform="none"/>
    </style:style>
    <style:style style:family="paragraph" style:name="P9" style:display-name="P9" style:list-style-name="L2">
      <style:paragraph-properties fo:text-indent="0.000000cm" fo:widows="2" fo:orphans="2" fo:margin-left="0.748030cm" fo:margin-right="0in" fo:margin-top="0in" fo:margin-bottom="0.0835in" style:writing-mode="lr"/>
      <style:text-properties fo:color="#000000" style:font-name="Roboto Slab', 'Times New" fo:font-size="8pt" fo:language="en" fo:country="US" fo:font-weight="normal" fo:text-transform="none"/>
    </style:style>
    <style:style style:family="paragraph" style:name="P20" style:display-name="P20" style:list-style-name="L5">
      <style:paragraph-properties fo:text-indent="0.000000cm" fo:widows="2" fo:orphans="2" fo:margin-left="0.748030cm" fo:margin-top="0in" fo:margin-bottom="0.0835in" style:writing-mode="lr"/>
      <style:text-properties fo:color="#000000" style:font-name="Georgia, serif" fo:font-size="8pt" fo:language="en" fo:country="US" fo:font-weight="normal" fo:text-transform="none"/>
    </style:style>
    <style:style style:family="paragraph" style:name="P21" style:display-name="P21" style:list-style-name="L6">
      <style:paragraph-properties fo:text-indent="0.000000cm" fo:widows="2" fo:orphans="2" fo:margin-left="0.748030cm" fo:margin-right="0in" fo:margin-top="0in" fo:margin-bottom="0.0835in" style:writing-mode="lr"/>
      <style:text-properties fo:color="#000000" style:font-name="Georgia, serif" fo:font-size="8pt" fo:language="en" fo:country="US" fo:font-weight="normal" fo:text-transform="none"/>
    </style:style>
    <style:style style:family="paragraph" style:name="P22" style:display-name="P22" style:list-style-name="L6">
      <style:paragraph-properties fo:text-indent="0.000000cm" fo:widows="2" fo:orphans="2" fo:margin-left="0.748030cm" fo:margin-top="0in" fo:margin-bottom="0.0835in" style:writing-mode="lr"/>
      <style:text-properties fo:color="#000000" style:font-name="Georgia, serif" fo:font-size="8pt" fo:language="en" fo:country="US" fo:font-weight="normal" fo:text-transform="none"/>
    </style:style>
    <style:style style:family="paragraph" style:name="P23" style:display-name="P23" style:list-style-name="L6">
      <style:paragraph-properties fo:text-indent="0.000000cm" fo:widows="2" fo:orphans="2" fo:margin-left="1.994916cm" fo:margin-top="0in" fo:margin-bottom="0.0835in" style:writing-mode="lr"/>
      <style:text-properties fo:color="#000000" style:font-name="Georgia, serif" fo:font-size="8pt" fo:language="en" fo:country="US" fo:font-weight="normal" fo:text-transform="none"/>
    </style:style>
    <style:style style:family="paragraph" style:name="P24" style:display-name="P24" style:parent-style-name="Normal">
      <style:paragraph-properties fo:text-indent="0in" fo:widows="2" fo:orphans="2" fo:margin-left="0in" fo:margin-right="0in"/>
      <style:text-properties style:font-name="'Roboto Slab', 'Times New Roman', serif" fo:font-size="8pt" fo:font-weight="normal" fo:text-transform="none"/>
    </style:style>
    <style:style style:family="paragraph" style:name="P25" style:display-name="P25" style:list-style-name="L7">
      <style:paragraph-properties fo:text-indent="0.000000cm" fo:widows="2" fo:orphans="2" fo:margin-left="0.748030cm" fo:margin-right="0in" style:writing-mode="lr"/>
      <style:text-properties style:font-name="'Roboto Slab', 'Times New Roman', serif" fo:font-size="8pt" fo:language="en" fo:country="US" fo:font-weight="normal" fo:text-transform="none"/>
    </style:style>
    <style:style style:family="paragraph" style:name="P26" style:display-name="P26" style:list-style-name="L8">
      <style:paragraph-properties fo:text-indent="0.000000cm" fo:widows="2" fo:orphans="2" fo:margin-left="0.748030cm" fo:margin-right="0in" style:writing-mode="lr"/>
      <style:text-properties style:font-name="'Roboto Slab', 'Times New Roman', serif" fo:font-size="8pt" fo:language="en" fo:country="US" fo:font-weight="normal" fo:text-transform="none"/>
    </style:style>
    <style:style style:family="paragraph" style:name="P10" style:display-name="P10" style:list-style-name="L2">
      <style:paragraph-properties fo:text-indent="0.000000cm" fo:widows="2" fo:orphans="2" fo:margin-left="0.748030cm" fo:margin-top="0in" fo:margin-bottom="0.0835in" style:writing-mode="lr"/>
      <style:text-properties fo:color="#000000" style:font-name="Roboto Slab', 'Times New" fo:font-size="8pt" fo:language="en" fo:country="US" fo:font-weight="normal" fo:text-transform="none"/>
    </style:style>
    <style:style style:family="paragraph" style:name="P11" style:display-name="P11" style:list-style-name="L2">
      <style:paragraph-properties fo:text-indent="0.000000cm" fo:widows="2" fo:orphans="2" fo:margin-left="0.748030cm" fo:margin-top="0in" fo:margin-bottom="0.0835in" style:writing-mode="lr"/>
      <style:text-properties style:font-name="Tinos" fo:font-size="8pt" fo:language="en" fo:country="US"/>
    </style:style>
    <style:style style:family="paragraph" style:name="P12" style:display-name="P12" style:parent-style-name="Preformatted-Text">
      <style:paragraph-properties fo:background-color="#f8f8f8" fo:widows="2" fo:orphans="2" fo:margin-top="0in" fo:margin-bottom="0in" fo:padding-bottom="0in" fo:padding-left="0in" fo:padding-right="0in" fo:padding-top="0in"/>
      <style:text-properties fo:color="#000080" fo:font-size="8pt" fo:text-transform="none"/>
    </style:style>
    <style:style style:family="paragraph" style:name="P13" style:display-name="P13" style:parent-style-name="Text-body">
      <style:paragraph-properties fo:text-indent="0in" fo:widows="2" fo:orphans="2" fo:margin-left="0in" fo:margin-right="0in"/>
      <style:text-properties fo:color="#000000" style:font-name="Georgia, serif" fo:font-size="8pt" fo:font-weight="normal" fo:text-transform="none"/>
    </style:style>
    <style:style style:family="paragraph" style:name="P14" style:display-name="P14" style:list-style-name="L3">
      <style:paragraph-properties fo:text-indent="0.000000cm" fo:widows="2" fo:orphans="2" fo:margin-left="0.748030cm" fo:margin-right="0in" fo:margin-top="0in" fo:margin-bottom="0.0835in" style:writing-mode="lr"/>
      <style:text-properties fo:color="#000000" style:font-name="Georgia, serif" fo:font-size="8pt" fo:language="en" fo:country="US" fo:font-weight="normal" fo:text-transform="none"/>
    </style:style>
    <style:style style:family="paragraph" style:name="P15" style:display-name="P15" style:list-style-name="L3">
      <style:paragraph-properties fo:text-indent="0.000000cm" fo:widows="2" fo:orphans="2" fo:margin-left="0.748030cm" fo:margin-top="0in" fo:margin-bottom="0.0835in" style:writing-mode="lr"/>
      <style:text-properties fo:color="#000000" style:font-name="Georgia, serif" fo:font-size="8pt" fo:language="en" fo:country="US" fo:font-weight="normal" fo:text-transform="none"/>
    </style:style>
    <style:style style:family="paragraph" style:name="P16" style:display-name="P16" style:list-style-name="L4">
      <style:paragraph-properties fo:text-indent="0.000000cm" fo:widows="2" fo:orphans="2" fo:margin-left="0.748030cm" fo:margin-right="0in" fo:margin-top="0in" fo:margin-bottom="0.0835in" style:writing-mode="lr"/>
      <style:text-properties fo:color="#000000" style:font-name="Georgia, serif" fo:font-size="8pt" fo:language="en" fo:country="US" fo:font-weight="normal" fo:text-transform="none"/>
    </style:style>
    <style:style style:family="paragraph" style:name="P17" style:display-name="P17" style:list-style-name="L4">
      <style:paragraph-properties fo:text-indent="0.000000cm" fo:widows="2" fo:orphans="2" fo:margin-left="0.748030cm" fo:margin-top="0in" fo:margin-bottom="0.0835in" style:writing-mode="lr"/>
      <style:text-properties fo:color="#000000" style:font-name="Georgia, serif" fo:font-size="8pt" fo:language="en" fo:country="US" fo:font-weight="normal" fo:text-transform="none"/>
    </style:style>
    <style:style style:family="paragraph" style:name="P18" style:display-name="P18" style:list-style-name="L4">
      <style:paragraph-properties fo:text-indent="0.000000cm" fo:widows="2" fo:orphans="2" fo:margin-left="0.748030cm" fo:margin-top="0in" fo:margin-bottom="0.0835in" style:writing-mode="lr"/>
      <style:text-properties style:font-name="Tinos" fo:font-size="8pt" fo:language="en" fo:country="US"/>
    </style:style>
    <style:style style:family="paragraph" style:name="P19" style:display-name="P19" style:list-style-name="L5">
      <style:paragraph-properties fo:text-indent="0.000000cm" fo:widows="2" fo:orphans="2" fo:margin-left="0.748030cm" fo:margin-right="0in" fo:margin-top="0in" fo:margin-bottom="0.0835in" style:writing-mode="lr"/>
      <style:text-properties fo:color="#000000" style:font-name="Georgia, serif" fo:font-size="8pt" fo:language="en" fo:country="US" fo:font-weight="normal" fo:text-transform="none"/>
    </style:style>
    <style:style style:family="paragraph" style:name="P1" style:display-name="P1" style:parent-style-name="Normal">
      <style:paragraph-properties fo:text-indent="0in" fo:widows="2" fo:orphans="2" fo:margin-left="0in" fo:margin-right="0in" fo:break-before="page"/>
      <style:text-properties fo:font-size="8pt"/>
    </style:style>
    <style:style style:family="paragraph" style:name="P2" style:display-name="P2" style:parent-style-name="Normal">
      <style:paragraph-properties fo:text-indent="0in" fo:widows="2" fo:orphans="2" fo:margin-left="0in" fo:margin-right="0in"/>
      <style:text-properties fo:font-size="8pt"/>
    </style:style>
    <style:style style:family="paragraph" style:name="P3" style:display-name="P3" style:parent-style-name="Preformatted-Text">
      <style:paragraph-properties fo:text-indent="0in" fo:background-color="#f8f8f8" fo:widows="2" fo:orphans="2" fo:margin-left="0in" fo:margin-right="0in" fo:margin-top="0in" fo:margin-bottom="0in" fo:padding-bottom="0in" fo:padding-left="0in" fo:padding-right="0in" fo:padding-top="0in"/>
      <style:text-properties fo:color="#000080" style:font-name="'Roboto Slab', 'Times New Roman', serif" fo:font-size="8pt" fo:text-transform="none"/>
    </style:style>
    <style:style style:family="paragraph" style:name="P4" style:display-name="P4" style:parent-style-name="Text-body">
      <style:paragraph-properties fo:text-indent="0in" fo:widows="2" fo:orphans="2" fo:margin-left="0in" fo:margin-right="0in"/>
      <style:text-properties fo:color="#000000" style:font-name="'Roboto Slab', 'Times New Roman', serif" fo:font-size="8pt" fo:font-weight="normal" fo:text-transform="none"/>
    </style:style>
    <style:style style:family="paragraph" style:name="P5" style:display-name="P5" style:list-style-name="L1">
      <style:paragraph-properties fo:text-indent="0.000000cm" fo:widows="2" fo:orphans="2" fo:margin-left="0.748030cm" fo:margin-right="0in" fo:margin-top="0in" fo:margin-bottom="0.0835in" style:writing-mode="lr"/>
      <style:text-properties fo:color="#000000" style:font-name="'Roboto Slab', 'Times New Roman', serif" fo:font-size="8pt" fo:language="en" fo:country="US" fo:font-weight="normal" fo:text-transform="none"/>
    </style:style>
    <style:style style:family="paragraph" style:name="P6" style:display-name="P6" style:list-style-name="L1">
      <style:paragraph-properties fo:text-indent="0.000000cm" fo:widows="2" fo:orphans="2" fo:margin-left="0.748030cm" fo:margin-top="0in" fo:margin-bottom="0.0835in" style:writing-mode="lr"/>
      <style:text-properties fo:color="#000000" style:font-name="'Roboto Slab', 'Times New Roman', serif" fo:font-size="8pt" fo:language="en" fo:country="US" fo:font-weight="normal" fo:text-transform="none"/>
    </style:style>
    <style:style style:family="paragraph" style:name="P7" style:display-name="P7" style:parent-style-name="Text-body">
      <style:paragraph-properties fo:text-indent="0in" fo:widows="2" fo:orphans="2" fo:margin-left="0in" fo:margin-right="0in"/>
      <style:text-properties fo:color="#000000" style:font-name="Roboto Slab', 'Times New" fo:font-size="8pt" fo:font-weight="normal" fo:text-transform="none"/>
    </style:style>
    <style:style style:family="paragraph" style:name="P8" style:display-name="P8" style:parent-style-name="Preformatted-Text">
      <style:paragraph-properties fo:background-color="#f8f8f8" fo:widows="2" fo:orphans="2" fo:margin-top="0in" fo:margin-bottom="0in" fo:padding-bottom="0in" fo:padding-left="0in" fo:padding-right="0in" fo:padding-top="0in"/>
      <style:text-properties fo:color="#000080" style:font-name="Roboto Slab', 'Times New" fo:font-size="8pt" fo:text-transform="none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  <text:list-style style:name="L1">
      <text:list-level-style-number text:level="1" style:num-format="1">
        <style:list-level-properties fo:text-indent="0.000000cm" text:space-before="0cm" text:min-label-width="0.499110cm" fo:margin-left="0.748030cm"/>
      </text:list-level-style-number>
    </text:list-style>
    <text:list-style style:name="L2">
      <text:list-level-style-number text:level="1" style:num-format="1">
        <style:list-level-properties fo:text-indent="0.000000cm" text:space-before="0cm" text:min-label-width="0.499110cm" fo:margin-left="0.748030cm"/>
      </text:list-level-style-number>
    </text:list-style>
    <text:list-style style:name="L3">
      <text:list-level-style-number text:level="1" style:num-format="1">
        <style:list-level-properties fo:text-indent="0.000000cm" text:space-before="0cm" text:min-label-width="0.499110cm" fo:margin-left="0.748030cm"/>
      </text:list-level-style-number>
    </text:list-style>
    <text:list-style style:name="L4">
      <text:list-level-style-number text:level="1" style:num-format="1">
        <style:list-level-properties fo:text-indent="0.000000cm" text:space-before="0cm" text:min-label-width="0.499110cm" fo:margin-left="0.748030cm"/>
      </text:list-level-style-number>
    </text:list-style>
    <text:list-style style:name="L5">
      <text:list-level-style-number text:level="1" style:num-format="1">
        <style:list-level-properties fo:text-indent="0.000000cm" text:space-before="0cm" text:min-label-width="0.499110cm" fo:margin-left="0.748030cm"/>
      </text:list-level-style-number>
    </text:list-style>
    <text:list-style style:name="L6">
      <text:list-level-style-number text:level="1" style:num-format="1">
        <style:list-level-properties fo:text-indent="0.000000cm" text:space-before="0cm" text:min-label-width="0.499110cm" fo:margin-left="0.748030cm"/>
      </text:list-level-style-number>
      <text:list-level-style-bullet text:level="2" text:bullet-char="•">
        <style:list-level-properties fo:text-indent="0.000000cm" text:space-before="0cm" text:min-label-width="0.499110cm" fo:margin-left="1.994916cm"/>
        <style:text-properties style:font-name="FreeSerif"/>
      </text:list-level-style-bullet>
    </text:list-style>
    <text:list-style style:name="L7">
      <text:list-level-style-number text:level="1" style:num-format="1">
        <style:list-level-properties fo:text-indent="0.000000cm" text:space-before="0cm" text:min-label-width="0.499110cm" fo:margin-left="0.748030cm"/>
      </text:list-level-style-number>
    </text:list-style>
    <text:list-style style:name="L8">
      <text:list-level-style-number text:level="1" style:num-format="1">
        <style:list-level-properties fo:text-indent="0.000000cm" text:space-before="0cm" text:min-label-width="0.499110cm" fo:margin-left="0.748030cm"/>
      </text:list-level-style-number>
    </text:list-style>
  </office:automatic-styles>
  <office:body>
    <office:text>
      <text:section text:style-name="Sect1" text:name="Section1">
        <text:p text:style-name="P1"><text:span text:style-name="T1">NeutronDance NMEA Sentences</text:span></text:p>
        <text:p text:style-name="P2"/>
        <text:p text:style-name="P2"><text:span text:style-name="T1">$VWVHW,,T,,M,1.98,N,3.66,K*57</text:span><text:line-break/><text:bookmark-start text:name="_vhw_water_speed_and_heading"/><text:bookmark-end text:name="_vhw_water_speed_and_heading"/><text:span text:style-name="T2">VHW - Water speed and heading</text:span></text:p>
        <text:p text:style-name="P3"/>
        <text:p text:style-name="P3"><text:span text:style-name="T3">$--VHW,x.x,T,x.x,M,x.x,N,x.x,K*hh&lt;CR&gt;&lt;LF&gt;</text:span></text:p>
        <text:p text:style-name="P4">Field Number:</text:p>
        <text:list text:style-name="L1">
          <text:list-item>
            <text:p text:style-name="P5">Degrees True</text:p>
          </text:list-item>
          <text:list-item>
            <text:p text:style-name="P6">T = True</text:p>
          </text:list-item>
          <text:list-item>
            <text:p text:style-name="P6">Degrees Magnetic</text:p>
          </text:list-item>
          <text:list-item>
            <text:p text:style-name="P6">M = Magnetic</text:p>
          </text:list-item>
          <text:list-item>
            <text:p text:style-name="P6">Knots (speed of vessel relative to the water)</text:p>
          </text:list-item>
          <text:list-item>
            <text:p text:style-name="P6">N = Knots</text:p>
          </text:list-item>
          <text:list-item>
            <text:p text:style-name="P6">Kilometers (speed of vessel relative to the water)</text:p>
          </text:list-item>
          <text:list-item>
            <text:p text:style-name="P6">K = Kilometers</text:p>
          </text:list-item>
          <text:list-item>
            <text:p text:style-name="P6">Checksum</text:p>
          </text:list-item>
        </text:list>
        <text:p text:style-name="P2"><text:line-break/><text:span text:style-name="T1">$GPRMC,211855.000,A,3503.1029,N,07657.4057,W,2.59,59.37,120816,,,A*46</text:span><text:line-break/><text:bookmark-start text:name="_rmc_recommended_minimum_navigation_information"/><text:bookmark-end text:name="_rmc_recommended_minimum_navigation_information"/><text:span text:style-name="T4">RMC - Recommended Minimum Navigation Information</text:span></text:p>
        <text:p text:style-name="P7">This is one of the sentences commonly emitted by GPS units.</text:p>
        <text:p text:style-name="P8"><text:span text:style-name="T3">$--RMC,hhmmss.ss,A,llll.ll,a,yyyyy.yy,a,x.x,x.x,xxxx,x.x,a,m,*hh&lt;CR&gt;&lt;LF&gt;</text:span></text:p>
        <text:p text:style-name="P7">Field Number:</text:p>
        <text:list text:style-name="L2">
          <text:list-item>
            <text:p text:style-name="P9">UTC Time</text:p>
          </text:list-item>
          <text:list-item>
            <text:p text:style-name="P10">Status, V=Navigation receiver warning A=Valid</text:p>
          </text:list-item>
          <text:list-item>
            <text:p text:style-name="P10">Latitude</text:p>
          </text:list-item>
          <text:list-item>
            <text:p text:style-name="P10">N or S</text:p>
          </text:list-item>
          <text:list-item>
            <text:p text:style-name="P10">Longitude</text:p>
          </text:list-item>
          <text:list-item>
            <text:p text:style-name="P10">E or W</text:p>
          </text:list-item>
          <text:list-item>
            <text:p text:style-name="P10">Speed over ground, knots</text:p>
          </text:list-item>
          <text:list-item>
            <text:p text:style-name="P10">Track made good, degrees true</text:p>
          </text:list-item>
          <text:list-item>
            <text:p text:style-name="P10">Date, ddmmyy</text:p>
          </text:list-item>
          <text:list-item>
            <text:p text:style-name="P10">Magnetic Variation, degrees</text:p>
          </text:list-item>
          <text:list-item>
            <text:p text:style-name="P10">E or W</text:p>
          </text:list-item>
          <text:list-item>
            <text:p text:style-name="P10">FAA mode indicator (NMEA 2.3 and later)</text:p>
          </text:list-item>
          <text:list-item>
            <text:p text:style-name="P11"><text:span text:style-name="T5">Checksum</text:span><text:span text:style-name="T6"><text:line-break/></text:span></text:p>
          </text:list-item>
        </text:list>
        <text:p text:style-name="P2"><text:span text:style-name="T1">$WIMWV,110.0,R,10.20,N,A*20</text:span></text:p>
        <text:p text:style-name="P2"><text:bookmark-start text:name="_mwv_wind_speed_and_angle"/><text:bookmark-end text:name="_mwv_wind_speed_and_angle"/><text:span text:style-name="T2">MWV - Wind Speed and Angle</text:span></text:p>
        <text:p text:style-name="P12"/>
        <text:p text:style-name="P12"><text:span text:style-name="T7">$--MWV,x.x,a,x.x,a,S*hh&lt;CR&gt;&lt;LF&gt;</text:span></text:p>
        <text:p text:style-name="P13">Field Number:</text:p>
        <text:list text:style-name="L3">
          <text:list-item>
            <text:p text:style-name="P14">Wind Angle, 0 to 360 degrees</text:p>
          </text:list-item>
          <text:list-item>
            <text:p text:style-name="P15">Reference, R = Relative, T = True</text:p>
          </text:list-item>
          <text:list-item>
            <text:p text:style-name="P15">Wind Speed</text:p>
          </text:list-item>
          <text:list-item>
            <text:p text:style-name="P15">Wind Speed Units, K/M/N</text:p>
          </text:list-item>
          <text:list-item>
            <text:p text:style-name="P15">Status, A = Data Valid</text:p>
          </text:list-item>
          <text:list-item>
            <text:p text:style-name="P15">Checksum</text:p>
          </text:list-item>
        </text:list>
        <text:p text:style-name="P2"/>
        <text:p text:style-name="P2"/>
        <text:p text:style-name="P2"/>
        <text:p text:style-name="P2"><text:span text:style-name="T1"><text:line-break/>$GPGSA,A,3,02,05,12,06,19,25,29,09,20,17,13,,1.4,0.7,1.2*3A</text:span><text:bookmark-start text:name="_gsa_gps_dop_and_active_satellites"/><text:bookmark-end text:name="_gsa_gps_dop_and_active_satellites"/><text:span text:style-name="T2"><text:line-break/>GSA - GPS DOP and active satellites</text:span></text:p>
        <text:p text:style-name="P13">This is one of the sentences commonly emitted by GPS units.</text:p>
        <text:p text:style-name="P12"><text:span text:style-name="T7">$--GSA,a,a,x,x,x,x,x,x,x,x,x,x,x,x,x,x,x.x,x.x,x.x*hh&lt;CR&gt;&lt;LF&gt;</text:span></text:p>
        <text:p text:style-name="P13">Field Number:</text:p>
        <text:list text:style-name="L4">
          <text:list-item>
            <text:p text:style-name="P16">Selection mode: M=Manual, forced to operate in 2D or 3D, A=Automatic, 3D/2D</text:p>
          </text:list-item>
          <text:list-item>
            <text:p text:style-name="P17">Mode (1 = no fix, 2 = 2D fix, 3 = 3D fix)</text:p>
          </text:list-item>
          <text:list-item>
            <text:p text:style-name="P17">ID of 1st satellite used for fix</text:p>
          </text:list-item>
          <text:list-item>
            <text:p text:style-name="P17">ID of 2nd satellite used for fix</text:p>
          </text:list-item>
          <text:list-item>
            <text:p text:style-name="P17">ID of 3rd satellite used for fix</text:p>
          </text:list-item>
          <text:list-item>
            <text:p text:style-name="P17">ID of 4th satellite used for fix</text:p>
          </text:list-item>
          <text:list-item>
            <text:p text:style-name="P17">ID of 5th satellite used for fix</text:p>
          </text:list-item>
          <text:list-item>
            <text:p text:style-name="P17">ID of 6th satellite used for fix</text:p>
          </text:list-item>
          <text:list-item>
            <text:p text:style-name="P17">ID of 7th satellite used for fix</text:p>
          </text:list-item>
          <text:list-item>
            <text:p text:style-name="P17">ID of 8th satellite used for fix</text:p>
          </text:list-item>
          <text:list-item>
            <text:p text:style-name="P17">ID of 9th satellite used for fix</text:p>
          </text:list-item>
          <text:list-item>
            <text:p text:style-name="P17">ID of 10th satellite used for fix</text:p>
          </text:list-item>
          <text:list-item>
            <text:p text:style-name="P17">ID of 11th satellite used for fix</text:p>
          </text:list-item>
          <text:list-item>
            <text:p text:style-name="P17">ID of 12th satellite used for fix</text:p>
          </text:list-item>
          <text:list-item>
            <text:p text:style-name="P17">PDOP</text:p>
          </text:list-item>
          <text:list-item>
            <text:p text:style-name="P17">HDOP</text:p>
          </text:list-item>
          <text:list-item>
            <text:p text:style-name="P17">VDOP</text:p>
          </text:list-item>
          <text:list-item>
            <text:p text:style-name="P18"><text:span text:style-name="T8">Checksum</text:span></text:p>
          </text:list-item>
        </text:list>
        <text:p text:style-name="P2"/>
        <text:p text:style-name="P2"><text:span text:style-name="T1">$SDDBT,9.05,f,2.76,M,1.50,F*3D</text:span><text:bookmark-start text:name="_dbt_depth_below_transducer"/><text:bookmark-end text:name="_dbt_depth_below_transducer"/><text:span text:style-name="T1"><text:line-break/></text:span><text:span text:style-name="T2">DBT - Depth below transducer</text:span><text:span text:style-name="T9"><text:line-break/>$--DBT,x.x,f,x.x,M,x.x,F*hh&lt;CR&gt;&lt;LF&gt;</text:span></text:p>
        <text:p text:style-name="P13">Field Number:</text:p>
        <text:list text:style-name="L5">
          <text:list-item>
            <text:p text:style-name="P19">Depth, feet</text:p>
          </text:list-item>
          <text:list-item>
            <text:p text:style-name="P20">f = feet</text:p>
          </text:list-item>
          <text:list-item>
            <text:p text:style-name="P20">Depth, meters</text:p>
          </text:list-item>
          <text:list-item>
            <text:p text:style-name="P20">M = meters</text:p>
          </text:list-item>
          <text:list-item>
            <text:p text:style-name="P20">Depth, Fathoms</text:p>
          </text:list-item>
          <text:list-item>
            <text:p text:style-name="P20">F = Fathoms</text:p>
          </text:list-item>
          <text:list-item>
            <text:p text:style-name="P20">Checksum</text:p>
          </text:list-item>
        </text:list>
        <text:p text:style-name="P2"><text:line-break/><text:span text:style-name="T1">$GPGGA,211958.000,3503.1268,N,07657.3577,W,1,11,0.7,-5.4,M,-34.8,M,,0000*4C</text:span><text:bookmark-start text:name="_gga_global_positioning_system_fix_data"/><text:bookmark-end text:name="_gga_global_positioning_system_fix_data"/><text:span text:style-name="T2">GGA - Global Positioning System Fix Data</text:span></text:p>
        <text:p text:style-name="P13">This is one of the sentences commonly emitted by GPS units.</text:p>
        <text:p text:style-name="P13">Time, Position and fix related data for a GPS receiver.</text:p>
        <text:p text:style-name="P12"><text:span text:style-name="T7">$--GGA,hhmmss.ss,llll.ll,a,yyyyy.yy,a,x,xx,x.x,x.x,M,x.x,M,x.x,xxxx*hh&lt;CR&gt;&lt;LF&gt;</text:span></text:p>
        <text:p text:style-name="P13">Field Number:</text:p>
        <text:list text:style-name="L6">
          <text:list-item>
            <text:p text:style-name="P21">Universal Time Coordinated (UTC)</text:p>
          </text:list-item>
          <text:list-item>
            <text:p text:style-name="P22">Latitude</text:p>
          </text:list-item>
          <text:list-item>
            <text:p text:style-name="P22">N or S (North or South)</text:p>
          </text:list-item>
          <text:list-item>
            <text:p text:style-name="P22">Longitude</text:p>
          </text:list-item>
          <text:list-item>
            <text:p text:style-name="P22">E or W (East or West)</text:p>
          </text:list-item>
          <text:list-item>
            <text:p text:style-name="P22">GPS Quality Indicator,</text:p>
            <text:list>
              <text:list-item>
                <text:p text:style-name="P23">0 - fix not available,</text:p>
              </text:list-item>
              <text:list-item>
                <text:p text:style-name="P23">1 - GPS fix,</text:p>
              </text:list-item>
              <text:list-item>
                <text:p text:style-name="P23">2 - Differential GPS fix (values above 2 are 2.3 features)</text:p>
              </text:list-item>
              <text:list-item>
                <text:p text:style-name="P23">3 = PPS fix</text:p>
              </text:list-item>
              <text:list-item>
                <text:p text:style-name="P23">4 = Real Time Kinematic</text:p>
              </text:list-item>
              <text:list-item>
                <text:p text:style-name="P23">5 = Float RTK</text:p>
              </text:list-item>
              <text:list-item>
                <text:p text:style-name="P23">6 = estimated (dead reckoning)</text:p>
              </text:list-item>
              <text:list-item>
                <text:p text:style-name="P23">7 = Manual input mode</text:p>
              </text:list-item>
              <text:list-item>
                <text:p text:style-name="P23">8 = Simulation mode</text:p>
              </text:list-item>
            </text:list>
          </text:list-item>
          <text:list-item>
            <text:p text:style-name="P22">Number of satellites in view, 00 - 12</text:p>
          </text:list-item>
          <text:list-item>
            <text:p text:style-name="P22">Horizontal Dilution of precision (meters)</text:p>
          </text:list-item>
          <text:list-item>
            <text:p text:style-name="P22">Antenna Altitude above/below mean-sea-level (geoid) (in meters)</text:p>
          </text:list-item>
          <text:list-item>
            <text:p text:style-name="P22">Units of antenna altitude, meters</text:p>
          </text:list-item>
          <text:list-item>
            <text:p text:style-name="P22">Geoidal separation, the difference between the WGS-84 earth ellipsoid and mean-sea-level (geoid), "-" means mean-sea-level below ellipsoid</text:p>
          </text:list-item>
          <text:list-item>
            <text:p text:style-name="P22">Units of geoidal separation, meters</text:p>
          </text:list-item>
          <text:list-item>
            <text:p text:style-name="P22">Age of differential GPS data, time in seconds since last SC104 type 1 or 9 update, null field when DGPS is not used</text:p>
          </text:list-item>
          <text:list-item>
            <text:p text:style-name="P22">Differential reference station ID, 0000-1023</text:p>
          </text:list-item>
          <text:list-item>
            <text:p text:style-name="P22">Checksum</text:p>
          </text:list-item>
        </text:list>
        <text:p text:style-name="P2"><text:line-break/><text:span text:style-name="T1">$VWVLW,,N,,N*4C</text:span><text:bookmark-start text:name="_vlw_distance_traveled_through_water"/><text:bookmark-end text:name="_vlw_distance_traveled_through_water"/><text:span text:style-name="T1"><text:line-break/></text:span><text:span text:style-name="T2">VLW - Distance Traveled through Water</text:span></text:p>
        <text:p text:style-name="P24">$--VLW,x.x,N,x.x,N*hh&lt;CR&gt;&lt;LF&gt;</text:p>
        <text:p text:style-name="P24">Field Number:</text:p>
        <text:list text:style-name="L7">
          <text:list-item>
            <text:p text:style-name="P25">Total cumulative distance</text:p>
          </text:list-item>
          <text:list-item>
            <text:p text:style-name="P25">N = Nautical Miles</text:p>
          </text:list-item>
          <text:list-item>
            <text:p text:style-name="P25">Distance since Reset</text:p>
          </text:list-item>
          <text:list-item>
            <text:p text:style-name="P25">N = Nautical Miles</text:p>
          </text:list-item>
          <text:list-item>
            <text:p text:style-name="P25">Checksum</text:p>
          </text:list-item>
        </text:list>
        <text:p text:style-name="P2"><text:line-break/><text:span text:style-name="T1">$SDDPT,2.74,0.00,100.0*55</text:span><text:bookmark-start text:name="_dpt_depth_of_water"/><text:bookmark-end text:name="_dpt_depth_of_water"/><text:span text:style-name="T2"><text:line-break/>DPT - Depth of Water</text:span></text:p>
        <text:p text:style-name="P2"/>
        <text:p text:style-name="P2"><text:span text:style-name="T1">$--DPT,x.x,x.x*hh&lt;CR&gt;&lt;LF&gt;</text:span></text:p>
        <text:p text:style-name="P24">Field Number:</text:p>
        <text:list text:style-name="L8">
          <text:list-item>
            <text:p text:style-name="P26">Depth, meters</text:p>
          </text:list-item>
          <text:list-item>
            <text:p text:style-name="P26">Offset from transducer, positive means distance from tansducer to water line negative means distance from transducer to keel</text:p>
          </text:list-item>
          <text:list-item>
            <text:p text:style-name="P26">Checksum</text:p>
          </text:list-item>
        </text:list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DejaVu Sans Mono"/>
    <style:font-face style:name="Roboto Slab', 'Times New" svg:font-family="Roboto Slab', 'Times New"/>
    <style:font-face style:name="Georgia, serif" svg:font-family="Georgia, serif"/>
    <style:font-face style:name="Arimo" svg:font-family="Arimo"/>
    <style:font-face style:name="'Roboto Slab', 'Times New Roman', serif" svg:font-family="'Roboto Slab', 'Times New Roman', serif"/>
    <style:font-face style:name="Tinos" svg:font-family="Tinos"/>
    <style:font-face style:name="OpenSymbol" svg:font-family="OpenSymbol"/>
  </office:font-face-decls>
  <office:styles>
    <style:default-style style:family="paragraph">
      <style:paragraph-properties style:tab-stop-distance="0.4925in"/>
    </style:default-style>
    <style:style style:family="text" style:name="Bullet-Symbols-text" style:display-name="Bullet Symbols_text" style:next-style-name="Bullet-Symbols-text">
      <style:text-properties style:font-name="OpenSymbol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mo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Heading-3" style:display-name="Heading 3" style:parent-style-name="Heading" style:next-style-name="Text-body">
      <style:text-properties style:font-name="Tinos" fo:font-size="14pt" fo:font-weight="bold"/>
    </style:style>
    <style:style style:family="paragraph" style:name="Normal" style:display-name="Normal">
      <style:paragraph-properties style:writing-mode="lr"/>
      <style:text-properties style:font-name="Tinos" fo:font-size="12pt" fo:language="en" fo:country="US"/>
    </style:style>
    <style:style style:family="paragraph" style:name="Preformatted-Text" style:display-name="Preformatted Text" style:parent-style-name="Normal" style:next-style-name="Preformatted-Text">
      <style:paragraph-properties fo:margin-top="0in" fo:margin-bottom="0in"/>
      <style:text-properties style:font-name="DejaVu Sans Mono" fo:font-size="10pt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1 (unix, gtk)</meta:generator>
    <meta:initial-creator>Ronald Berliner</meta:initial-creator>
    <dc:creator>Ronald Berliner</dc:creator>
    <meta:printed-by>Ronald Berliner</meta:printed-by>
    <meta:creation-date>2017-01-08T20:57:27</meta:creation-date>
    <dc:date>Thu Feb  2 13:58:45 2017
</dc:date>
    <meta:print-date>2017-01-08T21:26:21</meta:print-date>
  </office:meta>
</office:document-meta>
</file>